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ゴシック1" svg:font-family="IPAゴシック" style:font-family-generic="swiss" style:font-pitch="variable"/>
    <style:font-face style:name="IPAゴシック" svg:font-family="IPAゴシック" style:font-adornments="標準" style:font-family-generic="swiss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cm" draw:marker-start-width="0.15cm" draw:marker-end-width="0.15cm" draw:textarea-horizontal-align="center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solid" svg:stroke-width="0.2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5" style:family="graphic" style:parent-style-name="standard">
      <style:graphic-properties draw:stroke="solid" draw:stroke-dash="Fine_20_Dotted" svg:stroke-width="0.2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1.931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2.821cm" fo:padding-top="0.225cm" fo:padding-bottom="0.225cm" fo:padding-left="0.35cm" fo:padding-right="0.35cm"/>
    </style:style>
    <style:style style:name="gr8" style:family="graphic" style:parent-style-name="objectwithoutfill">
      <style:graphic-properties draw:stroke="dash" draw:stroke-dash="Fine_20_Dashed" svg:stroke-width="0.1cm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width="0.2cm" svg:stroke-color="#000000" draw:fill="none" draw:fill-color="#ffffff" fo:min-height="3.947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style:font-name="IPAゴシック" fo:font-size="40pt" style:font-name-asian="IPAゴシック" style:font-size-asian="40pt" style:font-size-complex="40pt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IPAゴシック" fo:font-size="40pt" style:font-name-asian="IPAゴシック" style:font-size-asian="40pt" style:font-size-complex="40pt"/>
    </style:style>
    <style:style style:name="P4" style:family="paragraph">
      <loext:graphic-properties draw:fill="none" draw:fill-color="#ffffff"/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style:font-name="IPAゴシック1" style:font-name-asian="IPAゴシック1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IPAゴシック1" fo:font-size="40pt" style:font-name-asian="IPAゴシック1" style:font-size-asian="40pt" style:font-size-complex="40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40pt" style:font-size-asian="40pt" style:font-size-complex="40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IPAゴシック" fo:font-size="40pt" style:font-name-asian="IPAゴシック" style:font-size-asian="40pt" style:font-size-complex="40pt"/>
    </style:style>
    <style:style style:name="T2" style:family="text">
      <style:text-properties style:font-name="IPAゴシック1" fo:font-size="40pt" style:font-name-asian="IPAゴシック1" style:font-size-asian="40pt" style:font-size-complex="40pt"/>
    </style:style>
    <style:style style:name="T3" style:family="text">
      <style:text-properties style:font-name="IPAゴシック1" fo:font-size="20pt" style:font-name-asian="IPAゴシック1" style:font-size-asian="40pt" style:font-size-complex="40pt"/>
    </style:style>
    <style:style style:name="T4" style:family="text">
      <style:text-properties style:font-name="IPAゴシック1" fo:font-size="32pt" style:font-name-asian="IPAゴシック1" style:font-size-asian="40pt" style:font-size-complex="40pt"/>
    </style:style>
    <style:style style:name="T5" style:family="text">
      <style:text-properties style:font-name="TLPゴシック" fo:font-size="40pt" style:font-size-asian="40pt" style:font-size-complex="40pt"/>
    </style:style>
    <style:style style:name="T6" style:family="text">
      <style:text-properties style:font-name="IPAゴシック1" fo:font-size="32pt" style:font-name-asian="IPAゴシック1" style:font-size-asian="24pt" style:font-size-complex="40pt"/>
    </style:style>
    <style:style style:name="T7" style:family="text">
      <style:text-properties style:font-name="IPAゴシック1" fo:font-size="32pt" style:font-name-asian="IPAゴシック1" style:font-size-asian="32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3.5cm" svg:y1="3.5cm" svg:x2="13.5cm" svg:y2="20cm">
          <text:p/>
        </draw:line>
        <draw:line draw:style-name="gr2" draw:text-style-name="P1" draw:layer="layout" svg:x1="1cm" svg:y1="13.1cm" svg:x2="27cm" svg:y2="13.1cm">
          <text:p/>
        </draw:line>
        <draw:frame draw:style-name="gr3" draw:text-style-name="P3" draw:layer="layout" svg:width="1.5cm" svg:height="2cm" svg:x="25.5cm" svg:y="11cm">
          <draw:text-box>
            <text:p text:style-name="P2"><text:span text:style-name="T1">w</text:span></text:p>
          </draw:text-box>
        </draw:frame>
        <draw:frame draw:style-name="gr4" draw:text-style-name="P4" draw:layer="layout" svg:width="2.5cm" svg:height="2.95cm" svg:x="21.5cm" svg:y="5.1cm">
          <draw:text-box>
            <text:p/>
          </draw:text-box>
        </draw:frame>
        <draw:frame draw:style-name="gr3" draw:text-style-name="P6" draw:layer="layout" svg:width="3.4cm" svg:height="2cm" svg:x="18cm" svg:y="13.5cm">
          <draw:text-box>
            <text:p text:style-name="P5"><text:span text:style-name="T2">w</text:span><text:span text:style-name="T3">s</text:span><text:span text:style-name="T4">/2</text:span><text:span text:style-name="T2"> </text:span></text:p>
          </draw:text-box>
        </draw:frame>
        <draw:line draw:style-name="gr5" draw:text-style-name="P1" draw:layer="layout" svg:x1="15.9cm" svg:y1="8.6cm" svg:x2="15.9cm" svg:y2="13.1cm">
          <text:p/>
        </draw:line>
        <draw:line draw:style-name="gr5" draw:text-style-name="P1" draw:layer="layout" svg:x1="11cm" svg:y1="8.6cm" svg:x2="16cm" svg:y2="8.6cm">
          <text:p/>
        </draw:line>
        <draw:line draw:style-name="gr5" draw:text-style-name="P1" draw:layer="layout" svg:x1="11cm" svg:y1="8.6cm" svg:x2="11cm" svg:y2="13.1cm">
          <text:p/>
        </draw:line>
        <draw:line draw:style-name="gr5" draw:text-style-name="P1" draw:layer="layout" svg:x1="25.1cm" svg:y1="8.5cm" svg:x2="25.1cm" svg:y2="13cm">
          <text:p/>
        </draw:line>
        <draw:line draw:style-name="gr5" draw:text-style-name="P1" draw:layer="layout" svg:x1="20.2cm" svg:y1="8.5cm" svg:x2="20.2cm" svg:y2="13cm">
          <text:p/>
        </draw:line>
        <draw:line draw:style-name="gr5" draw:text-style-name="P1" draw:layer="layout" svg:x1="6.3cm" svg:y1="8.6cm" svg:x2="6.3cm" svg:y2="13.1cm">
          <text:p/>
        </draw:line>
        <draw:frame draw:style-name="gr6" draw:text-style-name="P8" draw:layer="layout" svg:width="11.5cm" svg:height="2.381cm" svg:x="1cm" svg:y="13.4cm">
          <draw:text-box>
            <text:p text:style-name="P7"><text:span text:style-name="T5"><text:s text:c="16"/></text:span></text:p>
          </draw:text-box>
        </draw:frame>
        <draw:line draw:style-name="gr5" draw:text-style-name="P1" draw:layer="layout" svg:x1="20.1cm" svg:y1="8.6cm" svg:x2="25.1cm" svg:y2="8.6cm">
          <text:p/>
        </draw:line>
        <draw:line draw:style-name="gr5" draw:text-style-name="P1" draw:layer="layout" svg:x1="1.4cm" svg:y1="8.6cm" svg:x2="6.4cm" svg:y2="8.6cm">
          <text:p/>
        </draw:line>
        <draw:line draw:style-name="gr5" draw:text-style-name="P1" draw:layer="layout" svg:x1="1.5cm" svg:y1="8.6cm" svg:x2="1.5cm" svg:y2="13.1cm">
          <text:p/>
        </draw:line>
        <draw:frame draw:style-name="gr3" draw:text-style-name="P6" draw:layer="layout" svg:width="4cm" svg:height="2cm" svg:x="5cm" svg:y="13.5cm">
          <draw:text-box>
            <text:p text:style-name="P5"><text:span text:style-name="T2">-w</text:span><text:span text:style-name="T3">s</text:span><text:span text:style-name="T4">/2</text:span><text:span text:style-name="T2"> </text:span></text:p>
          </draw:text-box>
        </draw:frame>
        <draw:frame draw:style-name="gr7" draw:text-style-name="P6" draw:layer="layout" svg:width="3.9cm" svg:height="3.271cm" svg:x="12.1cm" svg:y="1.5cm">
          <draw:text-box>
            <text:p text:style-name="P5"><text:span text:style-name="T2">H(w) </text:span></text:p>
          </draw:text-box>
        </draw:frame>
        <draw:frame draw:style-name="gr3" draw:text-style-name="P6" draw:layer="layout" svg:width="3.4cm" svg:height="2cm" svg:x="13.6cm" svg:y="13.5cm">
          <draw:text-box>
            <text:p text:style-name="P5"><text:span text:style-name="T4">0</text:span></text:p>
          </draw:text-box>
        </draw:frame>
        <draw:line draw:style-name="gr8" draw:text-style-name="P9" draw:layer="layout" svg:x1="8.5cm" svg:y1="3.5cm" svg:x2="8.5cm" svg:y2="20cm">
          <text:p/>
        </draw:line>
        <draw:line draw:style-name="gr8" draw:text-style-name="P9" draw:layer="layout" svg:x1="18cm" svg:y1="3.5cm" svg:x2="18cm" svg:y2="20cm">
          <text:p/>
        </draw:line>
        <draw:line draw:style-name="gr9" draw:text-style-name="P1" draw:layer="layout" svg:x1="8.5cm" svg:y1="4.5cm" svg:x2="18cm" svg:y2="4.5cm">
          <text:p/>
        </draw:line>
        <draw:frame draw:style-name="gr10" draw:text-style-name="P6" draw:layer="layout" svg:width="9.5cm" svg:height="4.397cm" svg:x="18cm" svg:y="13.5cm">
          <draw:text-box>
            <text:p text:style-name="P5"><text:span text:style-name="T2">w</text:span><text:span text:style-name="T3">s</text:span><text:span text:style-name="T4">/2</text:span></text:p>
            <text:p text:style-name="P5"><text:span text:style-name="T4"><text:s/></text:span><text:span text:style-name="T4">=</text:span><text:span text:style-name="T6">ナイキスト角周波数 </text:span><text:span text:style-name="T2"><text:s/></text:span></text:p>
          </draw:text-box>
        </draw:frame>
        <draw:frame draw:style-name="gr7" draw:text-style-name="P6" draw:layer="layout" svg:width="5.5cm" svg:height="3.271cm" svg:x="13.4cm" svg:y="4.3cm">
          <draw:text-box>
            <text:p text:style-name="P5"><text:span text:style-name="T7">周期</text:span><text:span text:style-name="T2">=</text:span><text:span text:style-name="T2">w</text:span><text:span text:style-name="T3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ゴシック1" svg:font-family="IPAゴシック" style:font-family-generic="swiss" style:font-pitch="variable"/>
    <style:font-face style:name="IPAゴシック" svg:font-family="IPAゴシック" style:font-adornments="標準" style:font-family-generic="swiss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9-27T13:29:05.307238162</dc:date>
    <meta:editing-cycles>8</meta:editing-cycles>
    <meta:editing-duration>PT24M16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